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24001a"/>
    </style:style>
    <style:style style:name="P2" style:family="paragraph" style:parent-style-name="Text_20_body">
      <style:paragraph-properties fo:text-align="start" style:justify-single-word="false"/>
      <style:text-properties officeooo:paragraph-rsid="00244a5a"/>
    </style:style>
    <style:style style:name="P3" style:family="paragraph" style:parent-style-name="Text_20_body">
      <style:paragraph-properties fo:text-align="start" style:justify-single-word="false"/>
      <style:text-properties officeooo:rsid="001a882b" officeooo:paragraph-rsid="001a882b"/>
    </style:style>
    <style:style style:name="P4" style:family="paragraph" style:parent-style-name="Text_20_body">
      <style:paragraph-properties fo:text-align="start" style:justify-single-word="false"/>
      <style:text-properties fo:font-weight="bold" officeooo:rsid="0024f62f" officeooo:paragraph-rsid="0024f62f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normal" officeooo:rsid="0024001a" officeooo:paragraph-rsid="0024001a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weight="normal" officeooo:rsid="00244a5a" officeooo:paragraph-rsid="0024f62f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weight="normal" officeooo:rsid="0024f62f" officeooo:paragraph-rsid="0024f62f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weight="bold" officeooo:rsid="0024001a" officeooo:paragraph-rsid="0024001a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weight="bold" officeooo:rsid="0024f62f" officeooo:paragraph-rsid="0024f62f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weight="normal" officeooo:rsid="00244a5a" officeooo:paragraph-rsid="00244a5a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weight="normal" officeooo:rsid="002383c2" officeooo:paragraph-rsid="002383c2" style:font-weight-asian="normal" style:font-weight-complex="normal"/>
    </style:style>
    <style:style style:name="P12" style:family="paragraph" style:parent-style-name="Heading_20_3">
      <style:paragraph-properties fo:text-align="center" style:justify-single-word="false"/>
      <style:text-properties officeooo:paragraph-rsid="0014fe7f"/>
    </style:style>
    <style:style style:name="P13" style:family="paragraph" style:parent-style-name="Heading_20_3">
      <style:paragraph-properties fo:text-align="center" style:justify-single-word="false"/>
      <style:text-properties officeooo:rsid="0014fe7f" officeooo:paragraph-rsid="0014fe7f"/>
    </style:style>
    <style:style style:name="T1" style:family="text">
      <style:text-properties officeooo:rsid="001775f8"/>
    </style:style>
    <style:style style:name="T2" style:family="text">
      <style:text-properties fo:font-weight="normal" officeooo:rsid="00218d9b" style:font-weight-asian="normal" style:font-weight-complex="normal"/>
    </style:style>
    <style:style style:name="T3" style:family="text">
      <style:text-properties fo:font-weight="normal" officeooo:rsid="001a63bc" style:font-weight-asian="normal" style:font-weight-complex="normal"/>
    </style:style>
    <style:style style:name="T4" style:family="text">
      <style:text-properties fo:font-weight="normal" officeooo:rsid="001775f8" style:font-weight-asian="normal" style:font-weight-complex="normal"/>
    </style:style>
    <style:style style:name="T5" style:family="text">
      <style:text-properties fo:font-weight="normal" officeooo:rsid="00188150" style:font-weight-asian="normal" style:font-weight-complex="normal"/>
    </style:style>
    <style:style style:name="T6" style:family="text">
      <style:text-properties fo:font-weight="normal" officeooo:rsid="001c7dc2" style:font-weight-asian="normal" style:font-weight-complex="normal"/>
    </style:style>
    <style:style style:name="T7" style:family="text">
      <style:text-properties fo:font-weight="normal" officeooo:rsid="001d9c25" style:font-weight-asian="normal" style:font-weight-complex="normal"/>
    </style:style>
    <style:style style:name="T8" style:family="text">
      <style:text-properties fo:font-weight="normal" officeooo:rsid="0014fe7f" style:font-weight-asian="normal" style:font-weight-complex="normal"/>
    </style:style>
    <style:style style:name="T9" style:family="text">
      <style:text-properties fo:font-weight="normal" officeooo:rsid="002383c2" style:font-weight-asian="normal" style:font-weight-complex="normal"/>
    </style:style>
    <style:style style:name="T10" style:family="text">
      <style:text-properties fo:font-weight="normal" officeooo:rsid="0024001a" style:font-weight-asian="normal" style:font-weight-complex="normal"/>
    </style:style>
    <style:style style:name="T11" style:family="text">
      <style:text-properties fo:font-weight="normal" officeooo:rsid="00244a5a" style:font-weight-asian="normal" style:font-weight-complex="normal"/>
    </style:style>
    <style:style style:name="T12" style:family="text">
      <style:text-properties fo:font-weight="normal" officeooo:rsid="0024f62f" style:font-weight-asian="normal" style:font-weight-complex="normal"/>
    </style:style>
    <style:style style:name="T13" style:family="text">
      <style:text-properties style:font-name="Liberation Serif" fo:font-size="12pt" fo:font-weight="normal" officeooo:rsid="00218d9b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2383c2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fo:font-weight="normal" officeooo:rsid="0024f62f" style:font-size-asian="12pt" style:font-weight-asian="normal" style:font-size-complex="12pt" style:font-weight-complex="normal"/>
    </style:style>
    <style:style style:name="T16" style:family="text">
      <style:text-properties fo:font-weight="bold" officeooo:rsid="0024001a" style:font-weight-asian="bold" style:font-weight-complex="bold"/>
    </style:style>
    <style:style style:name="T17" style:family="text">
      <style:text-properties officeooo:rsid="00223432"/>
    </style:style>
    <style:style style:name="T18" style:family="text">
      <style:text-properties officeooo:rsid="002383c2"/>
    </style:style>
    <style:style style:name="T19" style:family="text">
      <style:text-properties officeooo:rsid="0024001a"/>
    </style:style>
    <style:style style:name="T20" style:family="text">
      <style:text-properties officeooo:rsid="00244a5a"/>
    </style:style>
    <style:style style:name="T21" style:family="text">
      <style:text-properties officeooo:rsid="0024f62f"/>
    </style:style>
    <style:style style:name="T22" style:family="text">
      <style:text-properties officeooo:rsid="00262a6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3">Progetto Advanced Programming Languages 2020/2021 </text:h>
      <text:h text:style-name="P13" text:outline-level="3">Stefano Privitera O55000416 - Nicola Pollino 1000008865</text:h>
      <text:p text:style-name="P1"><text:span text:style-name="T18">Il presente elaborato </text:span><text:span text:style-name="T19">vuole </text:span><text:span text:style-name="T18">sviluppa</text:span><text:span text:style-name="T19">re</text:span><text:span text:style-name="T18"> un’applicazione p2p ispirandosi alla blockchain Bitcoin.<text:line-break/></text:span><text:span text:style-name="T19">Il sistema è composto da 3 moduli software:<text:line-break/><text:tab/>-</text:span><text:span text:style-name="T16">C++</text:span><text:span text:style-name="T19"> per la realizzazione della blockchain (Sviluppato da entrambi gli studenti)<text:line-break/><text:tab/>-</text:span><text:span text:style-name="T16">Python</text:span><text:span text:style-name="T19"> per il block explorer (Sviluppato da Nicola Pollino)</text:span><text:span text:style-name="T18"><text:line-break/> <text:s/><text:tab/>-</text:span><text:span text:style-name="T16">R </text:span><text:span text:style-name="T10">per le statistiche e i plot (Sviluppato da Stefano Privitera)</text:span></text:p>
      <text:p text:style-name="P5">Lo scopo è quello di creare un database decentralizzato che possa contenere dei record dns </text:p>
      <text:p text:style-name="P8">Modulo C++</text:p>
      <text:p text:style-name="P2"><text:span text:style-name="T20">Essendo un sistema distribuito i</text:span><text:span text:style-name="T17">ndividu</text:span><text:span text:style-name="T18">iamo</text:span><text:span text:style-name="T17"> </text:span><text:span text:style-name="T18">nei nodi partecipanti la figura di attori principali, i quali:</text:span><text:span text:style-name="T17"> </text:span><text:span text:style-name="T1"><text:line-break/><text:tab/></text:span><text:span text:style-name="T18">1)</text:span><text:span text:style-name="T13">Implementano un’applicazione peer to peer </text:span><text:span text:style-name="T15"><text:s/></text:span><text:span text:style-name="T13"><text:line-break/><text:tab/></text:span><text:span text:style-name="T14">2)</text:span><text:span text:style-name="T3">Costituiscono </text:span><text:span text:style-name="T2">un overlay network </text:span><text:span text:style-name="T12">(lista di nodi attivi)</text:span><text:span text:style-name="T4"><text:line-break/></text:span><text:span text:style-name="T2"><text:tab/></text:span><text:span text:style-name="T9">3)</text:span><text:span text:style-name="T5">D</text:span><text:span text:style-name="T4">eten</text:span><text:span text:style-name="T5">gono</text:span><text:span text:style-name="T4"> un </text:span><text:span text:style-name="T6">insieme</text:span><text:span text:style-name="T4"> di informazioni organizzate in blocchi </text:span><text:span text:style-name="T7">concatenati</text:span><text:span text:style-name="T4"> </text:span><text:span text:style-name="T3"><text:line-break/><text:tab/></text:span><text:span text:style-name="T9">4)</text:span><text:span text:style-name="T3">Vengono interrogati<text:line-break/></text:span><text:span text:style-name="T2"><text:tab/></text:span><text:span text:style-name="T9">5)</text:span><text:span text:style-name="T7">Propagano </text:span><text:span text:style-name="T11">i record dns </text:span><text:span text:style-name="T7">agli altri nodi <text:s text:c="2"/></text:span><text:span text:style-name="T3"><text:line-break/></text:span><text:span text:style-name="T2"><text:tab/></text:span><text:span text:style-name="T9">6)</text:span><text:span text:style-name="T7">Collaborano per avere una copia aggiornata dei blocchi </text:span><text:span text:style-name="T6"><text:s/></text:span><text:span text:style-name="T3"><text:line-break/><text:tab/></text:span><text:span text:style-name="T9">7)</text:span><text:span text:style-name="T5">C</text:span><text:span text:style-name="T8">ompetono per aggiungere un nuovo blocco alla catena </text:span><text:span text:style-name="T12">(mining)</text:span></text:p>
      <text:p text:style-name="P4">Modulo Python </text:p>
      <text:p text:style-name="P7">L’applicativo permette di <text:line-break/><text:tab/>1)Propagare i record dns alla blockchain, contattando tutti i nodi attivi <text:line-break/><text:tab/>2)Interrogare i nodi per la ricerca di record dns <text:s text:c="2"/></text:p>
      <text:p text:style-name="P4">Modulo R</text:p>
      <text:p text:style-name="P6"><text:span text:style-name="T21">Statistiche </text:span><text:span text:style-name="T22">su blocchi risolti </text:span><text:tab/> <text:s/></text:p>
      <text:p text:style-name="P10"><text:tab/></text:p>
      <text:p text:style-name="P11"><text:s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5T18:39:58.026246174</meta:creation-date>
    <meta:generator>LibreOffice/7.2.1.2$Linux_X86_64 LibreOffice_project/20$Build-2</meta:generator>
    <dc:date>2021-09-20T16:27:35.231171693</dc:date>
    <meta:editing-duration>PT29M32S</meta:editing-duration>
    <meta:editing-cycles>5</meta:editing-cycles>
    <meta:document-statistic meta:table-count="0" meta:image-count="0" meta:object-count="0" meta:page-count="1" meta:paragraph-count="12" meta:word-count="173" meta:character-count="1253" meta:non-whitespace-character-count="1053"/>
  </office:meta>
</office:document-meta>
</file>